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4fbc4" officeooo:paragraph-rsid="000de735"/>
    </style:style>
    <style:style style:name="P3" style:family="paragraph" style:parent-style-name="Standard">
      <style:text-properties officeooo:rsid="0007c95d" officeooo:paragraph-rsid="000de735"/>
    </style:style>
    <style:style style:name="P4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5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7" style:family="paragraph" style:parent-style-name="Standard">
      <style:text-properties officeooo:rsid="000547d9" officeooo:paragraph-rsid="000de735"/>
    </style:style>
    <style:style style:name="P8" style:family="paragraph" style:parent-style-name="Standard">
      <style:text-properties officeooo:rsid="000547d9" officeooo:paragraph-rsid="0010b09f"/>
    </style:style>
    <style:style style:name="P9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10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94be" style:font-weight-asian="normal" style:font-weight-complex="normal"/>
    </style:style>
    <style:style style:name="T5" style:family="text">
      <style:text-properties fo:font-weight="normal" officeooo:rsid="0010b09f" style:font-weight-asian="normal" style:font-weight-complex="normal"/>
    </style:style>
    <style:style style:name="T6" style:family="text">
      <style:text-properties fo:font-weight="normal" officeooo:rsid="00124dfd" style:font-weight-asian="normal" style:font-weight-complex="normal"/>
    </style:style>
    <style:style style:name="T7" style:family="text">
      <style:text-properties fo:font-weight="normal" officeooo:rsid="0012f9b2" style:font-weight-asian="normal" style:font-weight-complex="normal"/>
    </style:style>
    <style:style style:name="T8" style:family="text">
      <style:text-properties fo:font-weight="normal" officeooo:rsid="00138e6b" style:font-weight-asian="normal" style:font-weight-complex="normal"/>
    </style:style>
    <style:style style:name="T9" style:family="text">
      <style:text-properties fo:font-weight="normal" officeooo:rsid="00139a19" style:font-weight-asian="normal" style:font-weight-complex="normal"/>
    </style:style>
    <style:style style:name="T10" style:family="text">
      <style:text-properties fo:font-weight="normal" officeooo:rsid="001511e0" style:font-weight-asian="normal" style:font-weight-complex="normal"/>
    </style:style>
    <style:style style:name="T11" style:family="text">
      <style:text-properties fo:font-weight="normal" officeooo:rsid="0016b23d" style:font-weight-asian="normal" style:font-weight-complex="normal"/>
    </style:style>
    <style:style style:name="T12" style:family="text">
      <style:text-properties fo:font-weight="normal" officeooo:rsid="0018553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6f10" style:font-weight-asian="bold" style:font-weight-complex="bold"/>
    </style:style>
    <style:style style:name="T15" style:family="text">
      <style:text-properties fo:font-weight="bold" officeooo:rsid="001094be" style:font-weight-asian="bold" style:font-weight-complex="bold"/>
    </style:style>
    <style:style style:name="T16" style:family="text">
      <style:text-properties fo:font-weight="bold" officeooo:rsid="0010b09f" style:font-weight-asian="bold" style:font-weight-complex="bold"/>
    </style:style>
    <style:style style:name="T17" style:family="text">
      <style:text-properties fo:font-weight="bold" officeooo:rsid="00124dfd" style:font-weight-asian="bold" style:font-weight-complex="bold"/>
    </style:style>
    <style:style style:name="T18" style:family="text">
      <style:text-properties fo:font-weight="bold" officeooo:rsid="0012f9b2" style:font-weight-asian="bold" style:font-weight-complex="bold"/>
    </style:style>
    <style:style style:name="T19" style:family="text">
      <style:text-properties fo:font-weight="bold" officeooo:rsid="00139a19" style:font-weight-asian="bold" style:font-weight-complex="bold"/>
    </style:style>
    <style:style style:name="T20" style:family="text">
      <style:text-properties fo:font-weight="bold" officeooo:rsid="001511e0" style:font-weight-asian="bold" style:font-weight-complex="bold"/>
    </style:style>
    <style:style style:name="T21" style:family="text">
      <style:text-properties fo:font-weight="bold" officeooo:rsid="0016b23d" style:font-weight-asian="bold" style:font-weight-complex="bold"/>
    </style:style>
    <style:style style:name="T22" style:family="text">
      <style:text-properties officeooo:rsid="000de735"/>
    </style:style>
    <style:style style:name="T23" style:family="text">
      <style:text-properties officeooo:rsid="000e6f10"/>
    </style:style>
    <style:style style:name="T24" style:family="text">
      <style:text-properties officeooo:rsid="000fa7be"/>
    </style:style>
    <style:style style:name="T25" style:family="text">
      <style:text-properties officeooo:rsid="001094be"/>
    </style:style>
    <style:style style:name="T26" style:family="text">
      <style:text-properties officeooo:rsid="00124dfd"/>
    </style:style>
    <style:style style:name="T27" style:family="text">
      <style:text-properties officeooo:rsid="0012f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<text:span text:style-name="T22">Model</text:span></text:p>
      <text:p text:style-name="P3">Package: com.mds.app.<text:span text:style-name="T22">model</text:span></text:p>
      <text:p text:style-name="P2">Class: <text:span text:style-name="T22">Par</text:span><text:span text:style-name="T26">tido</text:span><text:span text:style-name="T22">Model</text:span>.java</text:p>
      <text:p text:style-name="P1"/>
      <text:p text:style-name="P4">Package: </text:p>
      <text:p text:style-name="P4"><text:tab/>com.mds.app.<text:span text:style-name="T22">model</text:span>: <text:span text:style-name="T1">Package containing all the </text:span><text:span text:style-name="T2">model</text:span><text:span text:style-name="T1"> elements from the application</text:span></text:p>
      <text:p text:style-name="P4"/>
      <text:p text:style-name="P4">Imports:</text:p>
      <text:p text:style-name="P4"><text:tab/><text:span text:style-name="T2">There is no imports in this class.</text:span></text:p>
      <text:p text:style-name="P9"/>
      <text:p text:style-name="P1"><text:span text:style-name="T13">Class:</text:span> </text:p>
      <text:p text:style-name="P1"><text:tab/><text:span text:style-name="T14">Par</text:span><text:span text:style-name="T17">tido</text:span><text:span text:style-name="T14">Model</text:span><text:span text:style-name="T13">: </text:span><text:span text:style-name="T12">It's a public m</text:span><text:span text:style-name="T3">odel class for Par</text:span><text:span text:style-name="T6">tido</text:span><text:span text:style-name="T3">.</text:span></text:p>
      <text:p text:style-name="P10"><text:tab/></text:p>
      <text:p text:style-name="P5">Variables:</text:p>
      <text:p text:style-name="P7"><text:tab/><text:span text:style-name="T18">siglaPartido</text:span><text:span text:style-name="T13">:</text:span> <text:span text:style-name="T23">It's a private String type variable to </text:span><text:span text:style-name="T27">store</text:span><text:span text:style-name="T23"> the </text:span><text:span text:style-name="T27">acronym</text:span><text:span text:style-name="T23"> of the </text:span><text:span text:style-name="T27">political </text:span><text:span text:style-name="T24">p</text:span><text:span text:style-name="T27">arty</text:span><text:span text:style-name="T24">.</text:span><text:span text:style-name="T23"> </text:span><text:span text:style-name="T25">It's accessed by the getter and setter methods.</text:span></text:p>
      <text:p text:style-name="P7"><text:span text:style-name="T25"><text:tab/></text:span><text:span text:style-name="T18">uf</text:span><text:span text:style-name="T15">: </text:span><text:span text:style-name="T4">It's a private PatidoModel type variable to </text:span><text:span text:style-name="T7">store</text:span><text:span text:style-name="T4"> the “</text:span><text:span text:style-name="T8">uf</text:span><text:span text:style-name="T4">” </text:span><text:span text:style-name="T8">(acronym for Federation Unity) of the political </text:span><text:span text:style-name="T4">party. It's accessed by the getter and setter methods.</text:span></text:p>
      <text:p text:style-name="P7"><text:tab/></text:p>
      <text:p text:style-name="P6">Methods:</text:p>
      <text:p text:style-name="P7"><text:tab/><text:span text:style-name="T15">Par</text:span><text:span text:style-name="T19">tido</text:span><text:span text:style-name="T15">Model(): </text:span><text:span text:style-name="T4">Default constructor method of the class.</text:span></text:p>
      <text:p text:style-name="P7"><text:span text:style-name="T4"><text:tab/></text:span><text:span text:style-name="T15">Par</text:span><text:span text:style-name="T19">tido</text:span><text:span text:style-name="T15">Model(String </text:span><text:span text:style-name="T19">siglaPartido</text:span><text:span text:style-name="T15">, </text:span><text:span text:style-name="T19">String</text:span><text:span text:style-name="T15"> </text:span><text:span text:style-name="T19">uf</text:span><text:span text:style-name="T15">):</text:span><text:span text:style-name="T4"> This is the constructor method of the class that receives as parameters the a String variable </text:span><text:span text:style-name="T9">for “siglaPartido” </text:span><text:span text:style-name="T4">and a </text:span><text:span text:style-name="T9">String</text:span><text:span text:style-name="T4"> variable </text:span><text:span text:style-name="T9">for “uf”</text:span><text:span text:style-name="T4">.</text:span></text:p>
      <text:p text:style-name="P7"><text:span text:style-name="T4"><text:tab/></text:span><text:span text:style-name="T16">get</text:span><text:span text:style-name="T20">SiglaPartido</text:span><text:span text:style-name="T16">():</text:span><text:span text:style-name="T5"> the public access method to verify the variable “</text:span><text:span text:style-name="T10">siglaPartido</text:span><text:span text:style-name="T5">” of the String type. It returns the “</text:span><text:span text:style-name="T10">siglaPartido</text:span><text:span text:style-name="T5">” variable value of the </text:span><text:span text:style-name="T10">political party</text:span><text:span text:style-name="T5">.</text:span></text:p>
      <text:p text:style-name="P7"><text:span text:style-name="T5"><text:tab/></text:span><text:span text:style-name="T16">set</text:span><text:span text:style-name="T20">SiglaPartido</text:span><text:span text:style-name="T16">(String </text:span><text:span text:style-name="T20">siglaPartido</text:span><text:span text:style-name="T16">):</text:span><text:span text:style-name="T5"> the public access method to modify the variable “</text:span><text:span text:style-name="T10">siglaPartido</text:span><text:span text:style-name="T5">” of the String type. It receives a String value as a parameter and stores it in the String variable “</text:span><text:span text:style-name="T10">siglaPartido</text:span><text:span text:style-name="T5">”. It's a void method, so it has no return.</text:span></text:p>
      <text:p text:style-name="P8"><text:span text:style-name="T5"><text:tab/></text:span><text:span text:style-name="T16">get</text:span><text:span text:style-name="T20">Uf</text:span><text:span text:style-name="T16">():</text:span><text:span text:style-name="T5"> the public access method to verify the variable “</text:span><text:span text:style-name="T10">uf</text:span><text:span text:style-name="T5">” of the </text:span><text:span text:style-name="T10">String</text:span><text:span text:style-name="T5"> type. It returns the “</text:span><text:span text:style-name="T10">uf</text:span><text:span text:style-name="T5">” variable value of the </text:span><text:span text:style-name="T10">political party</text:span><text:span text:style-name="T5">.</text:span></text:p>
      <text:p text:style-name="P8"><text:span text:style-name="T5"><text:tab/></text:span><text:span text:style-name="T16">set</text:span><text:span text:style-name="T21">Uf</text:span><text:span text:style-name="T16">(</text:span><text:span text:style-name="T21">String</text:span><text:span text:style-name="T16"> </text:span><text:span text:style-name="T21">uf</text:span><text:span text:style-name="T16">):</text:span><text:span text:style-name="T5"> the public access method to modify the variable “</text:span><text:span text:style-name="T11">uf</text:span><text:span text:style-name="T5">” of the </text:span><text:span text:style-name="T11">String</text:span><text:span text:style-name="T5"> type. It receives a </text:span><text:span text:style-name="T11">String</text:span><text:span text:style-name="T5"> value as a parameter and stores it in the </text:span><text:span text:style-name="T11">String</text:span><text:span text:style-name="T5"> variable “</text:span><text:span text:style-name="T11">uf</text:span><text:span text:style-name="T5">”. It's a void method, so it has no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4T00:14:05</dc:date>
    <dc:creator>Luciano </dc:creator>
    <meta:editing-duration>PT1H18M10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1" meta:paragraph-count="21" meta:word-count="249" meta:character-count="1620" meta:non-whitespace-character-count="1375"/>
  </office:meta>
</office:document-meta>
</file>